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51">Chapter Twenty-Four</text:p>
      <text:p text:style-name="P51"/>
      <text:p text:style-name="P51"><text:s text:c="5"/><text:span text:style-name="T295">Eugene and Calypso both got jobs at the bar and gambling establishment. Eugene waited tables while Calypso danced for the customers. It seemed to work out for the two of them.</text:span></text:p>
      <text:p text:style-name="P51"><text:s text:c="5"/><text:span text:style-name="T295">It didn’t bring in a ton of money but it brought in some money and that amount of money was good enough to live off of.</text:span></text:p>
      <text:p text:style-name="P51"><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51"><text:s text:c="5"/><text:span text:style-name="T296">Being a lawman, Calypso couldn’t do such things there was too much spotlight on her. But now that she was in the civilian side of things? She could do anything she wanted to do, and dancing seemed to fit the bill.</text:span></text:p>
      <text:p text:style-name="P51"><text:s text:c="5"/><text:span text:style-name="T296">Susie enjoyed working alongside Calypso. The two of them had some fun times working with the customers, teasing them getting them all hot and bothered to the point of them handing over tips.</text:span></text:p>
      <text:p text:style-name="P51"><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51"><text:s text:c="5"/><text:span text:style-name="T298">He would have to talk to management about that.</text:span></text:p>
      <text:p text:style-name="P51"><text:s text:c="5"/><text:span text:style-name="T299">One night after work, the couple were walking home. It began raining. Eugene started to run while Calypso held him back.</text:span></text:p>
      <text:p text:style-name="P51"><text:s text:c="5"/>“<text:span text:style-name="T299">Embrace the rain Eugene.” She said, “Make it work for you.”</text:span></text:p>
      <text:p text:style-name="P51"><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51"><text:s text:c="5"/><text:span text:style-name="T299">As they walked they were met by a man wearing a trench coat. “Eugene Summers and Sharon Calypso?”</text:span></text:p>
      <text:p text:style-name="P51"><text:s text:c="5"/><text:span text:style-name="T299">Eugene and Calypso looked at each other and then at the man. “Yes?” Eugene said.</text:span></text:p>
      <text:p text:style-name="P51"><text:s text:c="5"/><text:span text:style-name="T299">The man took off his hat. “I’ve been looking for you. Can we go inside somewhere to talk?”</text:span></text:p>
      <text:p text:style-name="P51"><text:s text:c="5"/><text:span text:style-name="T299">They nodded. “Our apartment is just down the street.” Calypso offered.</text:span></text:p>
      <text:p text:style-name="P51"><text:s text:c="5"/>“<text:span text:style-name="T299">That will do nicely.” The man said.</text:span></text:p>
      <text:p text:style-name="P51"><text:s text:c="5"/><text:span text:style-name="T299">They walked to the apartment in silence. Eugene didn’t know if the man would kill them when they got inside or if he really just wanted to tal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19</meta:editing-cycles>
    <meta:generator>LibreOffice/7.4.2.3$Windows_X86_64 LibreOffice_project/382eef1f22670f7f4118c8c2dd222ec7ad009daf</meta:generator>
    <dc:date>2022-10-26T16:32:08.794000000</dc:date>
    <meta:editing-duration>PT16H53M25S</meta:editing-duration>
    <meta:document-statistic meta:table-count="0" meta:image-count="0" meta:object-count="0" meta:page-count="96" meta:paragraph-count="1048" meta:word-count="25584" meta:character-count="143631" meta:non-whitespace-character-count="113969"/>
  </office:meta>
</office:document-meta>
</file>